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2b" officeooo:paragraph-rsid="0006b12b"/>
    </style:style>
    <style:style style:name="P2" style:family="paragraph" style:parent-style-name="Standard">
      <style:text-properties officeooo:rsid="00097aad" officeooo:paragraph-rsid="00097aad"/>
    </style:style>
    <style:style style:name="P3" style:family="paragraph" style:parent-style-name="Standard">
      <style:text-properties officeooo:rsid="000af805" officeooo:paragraph-rsid="000af805"/>
    </style:style>
    <style:style style:name="P4" style:family="paragraph" style:parent-style-name="Standard">
      <style:text-properties officeooo:rsid="000af8ee" officeooo:paragraph-rsid="000af8ee"/>
    </style:style>
    <style:style style:name="T1" style:family="text">
      <style:text-properties officeooo:rsid="000bacb5"/>
    </style:style>
    <style:style style:name="T2" style:family="text">
      <style:text-properties officeooo:rsid="000c97ba"/>
    </style:style>
    <style:style style:name="T3" style:family="text">
      <style:text-properties officeooo:rsid="000d6b6f"/>
    </style:style>
    <style:style style:name="T4" style:family="text">
      <style:text-properties officeooo:rsid="0014b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3405</text:p>
      <text:p text:style-name="P1">GENTIL Grégoire</text:p>
      <text:p text:style-name="P1">DELAHAYE Etienne</text:p>
      <text:p text:style-name="P1"/>
      <text:p text:style-name="P1">COMPTE RENDU DU TP02 (Héritage et Polymorphisme) − C++ − POO1</text:p>
      <text:p text:style-name="P1"/>
      <text:p text:style-name="P1">A − Description détaillée des classes</text:p>
      <text:p text:style-name="P1"/>
      <text:p text:style-name="P2">Classe Trajet :</text:p>
      <text:p text:style-name="P2">Cette classe est une classe purement abstraite. Elle indique <text:span text:style-name="T1">les méthodes </text:span>qu’un objet de type Trajet <text:span text:style-name="T1">(ou de ses dérivés) </text:span>doit implémenter.</text:p>
      <text:p text:style-name="P2">Elle représente un trajet (simple ou composé) du catalogue, <text:span text:style-name="T2">ainsi le main (fonction d’entrée du programme) ne traite que des pointeurs de Trajet.</text:span></text:p>
      <text:p text:style-name="P2"/>
      <text:p text:style-name="P2">Classe TrajetSimple :</text:p>
      <text:p text:style-name="P2">Un TrajetSimple hérite de la classe Trajet, donc implémente toutes les méthodes déclarées dans Trajet.h. Il représente un trajet simple, c’est à dire un trajet direct <text:span text:style-name="T1">s</text:span>ans escale, <text:span text:style-name="T3">avec un moyen de transport.</text:span></text:p>
      <text:p text:style-name="P2"/>
      <text:p text:style-name="P2">Classe TrajetCompose :</text:p>
      <text:p text:style-name="P2">Un TrajetCompose hérite de la classe Trajet. Il représente un trajet avec une ou plusieurs escale(s), <text:span text:style-name="T3">et un ou plusieurs moyen(s) de transport différents. </text:span>À la réalisation, un TrajetCompose est constitué de plusieurs TrajetSimple stockés dans un attribut de type TabTrajet.</text:p>
      <text:p text:style-name="P2"/>
      <text:p text:style-name="P2">Classe TabTrajet :</text:p>
      <text:p text:style-name="P2">Un TabTrajet est une implémentation d’un tableau dynamique de pointeurs de Trajet. Il permet les insertions et les récupérations de Trajet *. Il se réalloue automatiquement si le nombre d’objets stockés est égale à sa capacité maximale.</text:p>
      <text:p text:style-name="P2"/>
      <text:p text:style-name="P3">Classe Catalogue :</text:p>
      <text:p text:style-name="P3"><text:span text:style-name="T4">Un </text:span>catalogue représente <text:span text:style-name="T4">un </text:span>objet stockant tous les trajets entrés par l’utilisateur. Il permet aussi la recherche de parcours et l’affichage de tous les trajets stockés. Ceux-ci sont stockés dans un attributs de type TabTrajet *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6:17.691963386</meta:creation-date>
    <dc:date>2017-12-05T18:41:38.305072632</dc:date>
    <meta:editing-duration>PT1H7M19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229" meta:character-count="1456" meta:non-whitespace-character-count="1243"/>
  </office:meta>
</office:document-meta>
</file>